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6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text:soft-page-break/>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text:soft-page-break/>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text:soft-page-break/>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text:soft-page-break/>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text:soft-page-break/>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text:soft-page-break/>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text:soft-page-break/>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text:soft-page-break/>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text:soft-page-break/>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text:soft-page-break/>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text:soft-page-break/>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text:soft-page-break/>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text:soft-page-break/>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text:soft-page-break/>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text:soft-page-break/>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text:soft-page-break/>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text:soft-page-break/>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text:soft-page-break/>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text:soft-page-break/>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text:soft-page-break/>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text:soft-page-break/>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text:soft-page-break/>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text:soft-page-break/>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text:soft-page-break/>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text:soft-page-break/>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text:soft-page-break/>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text:soft-page-break/>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text:soft-page-break/>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text:soft-page-break/>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text:soft-page-break/>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text:soft-page-break/>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text:soft-page-break/>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text:soft-page-break/>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text:soft-page-break/>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ext:soft-page-break/>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text:soft-page-break/>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text:soft-page-break/>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text:soft-page-break/>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text:soft-page-break/>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text:soft-page-break/>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text:soft-page-break/>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text:soft-page-break/>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text:soft-page-break/>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text:soft-page-break/>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text:soft-page-break/>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text:soft-page-break/>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text:soft-page-break/>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text:soft-page-break/>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text:soft-page-break/>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text:soft-page-break/>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text:soft-page-break/>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text:soft-page-break/>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text:soft-page-break/>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text:soft-page-break/>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text:soft-page-break/>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text:soft-page-break/>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text:soft-page-break/>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text:soft-page-break/>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text:soft-page-break/>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text:soft-page-break/>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text:soft-page-break/>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text:soft-page-break/>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text:soft-page-break/>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text:soft-page-break/>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text:soft-page-break/>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text:soft-page-break/>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text:soft-page-break/>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text:soft-page-break/>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text:soft-page-break/>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text:soft-page-break/>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text:soft-page-break/>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text:soft-page-break/>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text:soft-page-break/>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text:soft-page-break/>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text:soft-page-break/>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text:soft-page-break/>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text:soft-page-break/>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text:soft-page-break/>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text:soft-page-break/>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text:soft-page-break/>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text:soft-page-break/>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text:soft-page-break/>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text:soft-page-break/>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text:soft-page-break/>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text:soft-page-break/>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text:soft-page-break/>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text:soft-page-break/>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text:soft-page-break/>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text:soft-page-break/>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text:soft-page-break/>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text:soft-page-break/>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text:soft-page-break/>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text:soft-page-break/>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text:soft-page-break/>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text:soft-page-break/>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text:soft-page-break/>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text:soft-page-break/>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text:soft-page-break/>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text:soft-page-break/>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ext:soft-page-break/>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text:soft-page-break/>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text:soft-page-break/>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text:soft-page-break/>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text:soft-page-break/>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text:soft-page-break/>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text:soft-page-break/>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text:soft-page-break/>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text:soft-page-break/>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text:soft-page-break/>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text:soft-page-break/>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text:soft-page-break/>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text:soft-page-break/>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text:soft-page-break/>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text:soft-page-break/>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text:soft-page-break/>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text:soft-page-break/>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text:soft-page-break/>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text:soft-page-break/>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text:soft-page-break/>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text:soft-page-break/>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text:soft-page-break/>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text:soft-page-break/>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text:soft-page-break/>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text:soft-page-break/>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text:soft-page-break/>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text:soft-page-break/>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text:soft-page-break/>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text:soft-page-break/>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text:soft-page-break/>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text:soft-page-break/>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text:soft-page-break/>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text:soft-page-break/>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text:soft-page-break/>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text:soft-page-break/>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text:soft-page-break/>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text:soft-page-break/>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text:soft-page-break/>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text:soft-page-break/>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text:soft-page-break/>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text:soft-page-break/>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text:soft-page-break/>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text:soft-page-break/>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text:soft-page-break/>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text:soft-page-break/>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text:soft-page-break/>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text:soft-page-break/>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text:p text:style-name="P1">Lorem ipsum dolor sit amet, consectetur adipiscing elit. Maecenas lacinia congue eros, eu malesuada turpis egestas quis. Praesent ornare ex nec lacus porttitor ultrices dictum at enim. Proin lacinia feugiat urna, quis scelerisque tellus pretium ut. Quisque condimentum mi ante, vitae suscipit lacus ornare non. Duis eget tempus urna. Maecenas elementum justo sit amet dui vestibulum sagittis. Cras pharetra leo cursus, malesuada velit id, rhoncus metus. Lorem ipsum dolor sit amet, consectetur adipiscing elit. Proin lorem eros, placerat quis ullamcorper ultrices, ornare id purus. Suspendisse potenti.</text:p>
      <text:p text:style-name="P1">Curabitur laoreet dapibus commodo. Morbi bibendum dolor cursus velit imperdiet, sodales fringilla turpis commodo. Donec massa nisl, consectetur id sagittis in, facilisis vitae nulla. Nam bibendum pellentesque leo. Ut lorem dui, facilisis aliquet fringilla vel, suscipit at ex. Integer urna nulla, posuere et auctor ut, sodales ut risus. Phasellus mollis eros at gravida molestie. Sed finibus tincidunt mollis. Sed congue tristique purus, interdum accumsan ipsum auctor blandit. Vestibulum in egestas tortor, eget pulvinar massa. Integer sagittis mattis justo vitae imperdiet. Sed ut mollis lacus. Sed posuere a orci et ullamcorper. In hac habitasse platea dictumst. Fusce sollicitudin elit nec nulla scelerisque consequat. Proin eget diam dapibus, interdum augue eget, tincidunt augue.</text:p>
      <text:p text:style-name="P1">Etiam nec odio ligula. Nullam a lorem bibendum, pharetra sem sed, auctor augue. Sed pellentesque eget lacus eu condimentum. Donec vehicula ipsum nec feugiat tempus. Donec sapien mauris, iaculis mattis velit at, facilisis imperdiet massa. Mauris commodo quis nisl nec suscipit. Nulla porttitor, neque vel eleifend posuere, nunc leo consectetur libero, nec sodales nulla sapien vitae ligula. Ut pretium auctor magna, nec pharetra tortor molestie non.</text:p>
      <text:p text:style-name="P1">Quisque sollicitudin dolor erat, vitae tincidunt sapien tempor ac. Nulla quis ullamcorper ligula. Maecenas quis porttitor purus. Suspendisse nec mollis purus. Sed non ultrices lorem, sit amet rhoncus lacus. Ut et consequat purus, sed vulputate felis. Orci varius natoque penatibus et magnis dis parturient montes, nascetur ridiculus mus. Donec nec nulla euismod, venenatis augue condimentum, lacinia orci. Sed interdum neque non nisi sodales, lobortis pharetra dui lobortis. Vestibulum sodales, dolor nec cursus elementum, massa velit suscipit sem, quis sollicitudin augue quam et erat. Mauris vestibulum tellus orci, vel luctus est volutpat at. Proin mi nisi, consequat id lacinia nec, fermentum posuere risus. Curabitur a vulputate nunc, et pharetra dolor. Fusce fermentum tincidunt mi at venenatis.</text:p>
      <text:p text:style-name="P1">Nunc porta, magna eget dignissim tempus, urna metus vehicula augue, vel dictum lectus nunc eget purus. Integer ut lorem sit amet ipsum interdum maximus in ac ipsum. Etiam maximus leo ut tempor hendrerit. In a quam luctus, ornare tortor sed, convallis felis. Pellentesque interdum cursus enim eu pulvinar. Quisque condimentum risus odio, vitae convallis nunc blandit eget. Cras erat mi, varius iaculis tellus at, malesuada viverra nibh.</text:p>
      <text:p text:style-name="P1">Aenean fringilla urna vel lectus consequat, quis mollis mauris laoreet. Mauris fringilla elit sit amet libero tincidunt viverra. Integer tincidunt ultricies mi, vitae pretium nulla pharetra dignissim. Morbi venenatis eros ac velit hendrerit, vel rutrum nulla dignissim. Donec et iaculis augue, sed accumsan mauris. Mauris ultricies ipsum sem, at posuere sem lacinia id. Quisque eget massa dui. Proin sed imperdiet nibh.</text:p>
      <text:p text:style-name="P1"><text:soft-page-break/>Praesent libero nunc, posuere et ex vel, facilisis feugiat massa. Ut varius tincidunt facilisis. Nullam dictum magna vel vulputate auctor. Nunc lacinia neque eget sagittis suscipit. Nam eu quam vitae justo mollis congue quis sollicitudin justo. Sed sed augue accumsan, accumsan urna at, eleifend tellus. Mauris vehicula tortor ac congue tincidunt. Etiam eu semper sapien. Ut viverra dolor ac dolor commodo, lacinia volutpat justo aliquam. Phasellus ut venenatis augue. Mauris urna sem, laoreet sed iaculis vitae, maximus vel mauris. Interdum et malesuada fames ac ante ipsum primis in faucibus. Praesent finibus urna ut dolor facilisis condimentum.</text:p>
      <text:p text:style-name="P1">Sed vehicula dictum malesuada. Etiam at convallis nisl, quis accumsan lacus. Nullam bibendum semper maximus. In sagittis ipsum risus, et aliquam massa pharetra a. Praesent urna lacus, viverra et faucibus molestie, congue quis magna. Nullam id nisi elementum libero sagittis finibus eget elementum leo. Sed ac pulvinar neque. Praesent vitae pretium orci.</text:p>
      <text:p text:style-name="P1">Nulla et est varius lorem lobortis convallis. Cras semper quam quis libero bibendum pulvinar. Nunc hendrerit sodales interdum. Etiam viverra, libero vitae mollis dapibus, nibh augue semper turpis, eget mattis arcu ligula sit amet velit. Quisque sit amet est a nisl vehicula luctus sit amet nec erat. Integer porta neque nec porta lacinia. Suspendisse luctus sapien tortor, vitae vehicula leo imperdiet gravida. Curabitur est magna, dignissim a lacinia non, posuere quis mauris. Proin enim velit, tincidunt sed mi vel, dictum tincidunt quam. Donec velit diam, rutrum id finibus sed, bibendum sit amet libero. Morbi pretium auctor ex sit amet bibendum. Nam posuere ullamcorper tempor. Donec aliquet sit amet ligula at dapibus.</text:p>
      <text:p text:style-name="P1">Duis et sapien vel metus convallis mattis. Nunc consequat urna leo, et imperdiet turpis suscipit sed. Vivamus sit amet odio aliquet, suscipit leo mattis, malesuada ligula. Maecenas commodo porttitor nisi, ac tempor lectus tincidunt lobortis. Fusce elementum nisl dictum magna tincidunt, nec vehicula dui ornare. Praesent eu luctus erat. Vivamus efficitur justo non turpis ornare, nec luctus lectus mattis. Fusce rutrum in libero nec imperdiet. Praesent scelerisque nibh odio, ac cursus leo rhoncus in. Donec quis turpis laoreet, imperdiet massa non, dictum nisi. Vivamus hendrerit lorem sit amet libero dictum lacinia. Morbi nec nulla vel arcu efficitur pretium.</text:p>
      <text:p text:style-name="P1">Integer pretium quis libero eget vehicula. Vivamus sed enim lacus. Cras porttitor elit eu neque vulputate, et venenatis mi volutpat. Donec semper magna a placerat pellentesque. Praesent aliquam faucibus mattis. In egestas convallis nisl, interdum blandit mauris tempor scelerisque. Nam blandit ultrices orci quis pellentesque. In tortor nulla, vehicula at vehicula sit amet, ullamcorper sit amet nulla. In lacinia vehicula enim, nec vestibulum erat interdum ac. Aliquam erat volutpat. Sed facilisis venenatis libero. Nulla rhoncus at augue vitae tincidunt. Mauris congue libero ante, quis viverra sem viverra quis. Proin in posuere tellus, eu aliquam est.</text:p>
      <text:p text:style-name="P1">Vivamus nec molestie tellus, eget ultricies ante. Praesent ultricies pretium venenatis. Morbi consequat, ante eu vulputate tristique, eros urna tincidunt est, id posuere sapien velit at velit. Phasellus eget orci in sem tempus egestas. Vivamus risus sem, tempus ut auctor in, aliquam sed libero. In porttitor, nisi in finibus suscipit, dolor lacus egestas lectus, quis faucibus ligula orci id ex. Ut eu nibh metus. Etiam id ex id nunc blandit pharetra. Donec lorem metus, porta nec consequat vitae, euismod eget lectus. Aliquam blandit consectetur leo, ultrices imperdiet ex imperdiet eu. Suspendisse dapibus a nisl quis convallis. Pellentesque dolor arcu, laoreet sit amet felis quis, dignissim aliquam tellus. In tincidunt cursus est, eget congue ligula eleifend ac. Suspendisse luctus ante eu feugiat bibendum. Integer vestibulum tempor justo ac posuere.</text:p>
      <text:p text:style-name="P1">Maecenas faucibus volutpat odio, nec cursus ante. Maecenas vulputate interdum ex in tempor. Nunc dapibus tortor ac sodales varius. Nam eu mauris at sem suscipit finibus quis non elit. Morbi urna orci, malesuada non elit id, aliquam vestibulum tortor. Mauris arcu lectus, semper et ultrices non, viverra ac <text:soft-page-break/>odio. Quisque a cursus turpis, molestie consectetur ligula. Quisque gravida faucibus augue sed mattis. Fusce ultrices lectus sed semper porta.</text:p>
      <text:p text:style-name="P1">Fusce tempus egestas velit id placerat. Mauris elementum enim justo, ac ornare nulla viverra sed. In a imperdiet ante, quis tristique massa. Proin malesuada, quam ut posuere consequat, quam sem blandit nisi, quis varius ante orci maximus augue. Donec ac pharetra mauris. Sed vulputate molestie aliquet. Phasellus consectetur id ante nec vehicula. Duis volutpat libero sed vehicula maximus.</text:p>
      <text:p text:style-name="P1">Maecenas sagittis placerat purus eu ultricies. Sed quis ultrices metus. Sed mattis dui felis. Curabitur condimentum sem eu tellus viverra consequat. Donec porta, urna id finibus dictum, felis libero suscipit metus, at mattis mi augue id velit. Ut semper auctor mollis. Curabitur ut quam ante. Pellentesque eget tellus eros. Ut at nibh mauris. Sed malesuada vehicula augue, eget facilisis sem fringilla euismod. Donec finibus eleifend est vitae mattis. Sed vestibulum id leo nec scelerisque. Proin a elit pulvinar, egestas nibh sed, lobortis est. Curabitur gravida finibus ipsum congue placerat.</text:p>
      <text:p text:style-name="P1">Integer commodo turpis ac ante eleifend, nec aliquet ligula ullamcorper. Nulla vel ante suscipit, vulputate ligula et, tristique lectus. Vestibulum sagittis arcu mi, et lacinia neque venenatis vel. Ut porttitor ornare massa vel aliquam. Pellentesque quam metus, suscipit a dui at, mattis placerat magna. Quisque hendrerit urna sem, vitae ornare nisl facilisis sed. Suspendisse et consequat elit. Nunc eget odio purus. Pellentesque eu finibus risus. Vestibulum elit sapien, gravida eget arcu vel, consectetur malesuada augue. Aliquam erat volutpat. Aenean dictum ullamcorper lorem ac lobortis. In blandit consectetur convallis.</text:p>
      <text:p text:style-name="P1">Mauris eleifend at urna eget aliquet. Class aptent taciti sociosqu ad litora torquent per conubia nostra, per inceptos himenaeos. Praesent et nisi congue, porttitor erat in, dapibus quam. Pellentesque faucibus, turpis vel iaculis suscipit, massa eros sollicitudin urna, id suscipit lorem mi in metus. Ut malesuada enim eros, rhoncus tempus purus iaculis et. Duis id risus lacinia, maximus nibh eu, tempor quam. Pellentesque finibus vitae mauris eu dictum. Sed et ligula sed ex scelerisque pretium. Integer lobortis sed ante vitae suscipit. Fusce ut eros sem. Donec consectetur varius ligula eget feugiat. Curabitur non blandit velit. Ut id lacinia turpis, sed fringilla libero. Curabitur rutrum justo quis tincidunt viverra.</text:p>
      <text:p text:style-name="P1">Donec quis neque eget sem vehicula accumsan. Suspendisse iaculis fringilla metus, at luctus mi tincidunt id. Curabitur metus nulla, sollicitudin in rhoncus quis, pretium eget nulla. Vestibulum lacinia rhoncus sem. Donec cursus tempus ipsum, a lobortis est sagittis ac. Morbi lacinia orci et enim consequat, non laoreet mauris tincidunt. Vestibulum eget nunc et neque luctus molestie. Curabitur tincidunt nulla at sem ultricies, eget pulvinar ipsum pharetra. Vestibulum ex elit, hendrerit in ullamcorper eget, efficitur sed ex. Cras blandit orci venenatis, sagittis magna eget, facilisis nunc. Fusce faucibus risus consequat dapibus tristique.</text:p>
      <text:p text:style-name="P1">Ut nec est dolor. Suspendisse eget eleifend leo. Vivamus eget imperdiet enim. Ut suscipit tempus turpis, ac tempor magna ullamcorper ut. Nunc lorem lectus, ultricies pretium euismod a, rhoncus in leo. Curabitur non ultricies urna. Morbi nibh dolor, sollicitudin ut pretium in, finibus eget augue. Nullam sapien purus, vestibulum accumsan nunc tincidunt, venenatis dapibus dui. Etiam quis fringilla sapien. Nullam eget quam malesuada neque imperdiet bibendum lacinia quis odio.</text:p>
      <text:p text:style-name="P1">Praesent magna odio, lacinia hendrerit porttitor nec, faucibus vitae libero. Vivamus vitae justo enim. Vivamus ante metus, facilisis quis tempor ut, dapibus sit amet augue. Duis vulputate a risus nec tempor. Nulla mattis ante eget purus euismod, quis ultricies magna tincidunt. Donec lacinia augue erat, sit amet semper nunc luctus ac. Vivamus nec suscipit lorem. Sed sollicitudin sem ut ullamcorper malesuada. Sed vulputate eros sem, ut convallis lectus malesuada sit amet. Nunc molestie, dui id vestibulum <text:soft-page-break/>varius, massa libero malesuada libero, et accumsan nunc tellus quis tellus. Aenean ultricies lacinia luctus. In tempor pharetra neque. Curabitur at iaculis ipsum.</text:p>
      <text:p text:style-name="P1">Mauris iaculis erat ut egestas efficitur. Interdum et malesuada fames ac ante ipsum primis in faucibus. Cras sodales nibh blandit, ultrices nulla a, pharetra purus. Nam ullamcorper lectus eget faucibus vehicula. Sed fermentum hendrerit congue. Nunc sed fermentum sapien. Duis vitae malesuada justo. In hac habitasse platea dictumst. Curabitur dui nisl, aliquet interdum sem vitae, aliquet ultricies neque. Suspendisse sodales efficitur molestie. Suspendisse ac neque dapibus, convallis arcu ut, finibus erat. Vestibulum finibus, urna eget accumsan hendrerit, enim metus varius lacus, at iaculis felis odio tempor felis.</text:p>
      <text:p text:style-name="P1">Quisque mollis blandit mauris laoreet venenatis. Nam quis est fermentum, tristique ex non, commodo leo. Fusce vel neque nunc. Quisque in mi ac diam viverra efficitur sed sit amet lacus. Maecenas hendrerit sed turpis nec euismod. Nam in tempor libero. Suspendisse mattis augue quis nisi interdum, vitae porttitor sem aliquam. Nullam vel semper ligula. Quisque vitae risus suscipit, eleifend felis ac, volutpat sapien. Etiam auctor leo augue, vel elementum sapien elementum id. Class aptent taciti sociosqu ad litora torquent per conubia nostra, per inceptos himenaeos. Nulla pharetra consectetur tortor non tincidunt. Fusce dapibus vitae tortor sit amet iaculis. Suspendisse facilisis nunc ipsum, a sollicitudin turpis vestibulum in.</text:p>
      <text:p text:style-name="P1">Nam molestie iaculis convallis. Aenean non tellus vitae purus dignissim consectetur ac sit amet risus. Quisque eu purus lacus. Morbi sit amet nulla vitae ante fermentum semper ut quis ex. Donec vel augue commodo, ullamcorper velit ut, rutrum velit. Aliquam erat volutpat. Aenean aliquam eros magna, in congue libero venenatis facilisis. Praesent ac dictum leo, quis accumsan erat.</text:p>
      <text:p text:style-name="P1">Ut egestas, dui in semper tempus, sem elit consequat urna, eget lacinia erat nibh quis quam. Etiam sed tortor suscipit, sollicitudin justo vel, volutpat arcu. Pellentesque ut tellus at enim convallis fermentum. Donec ut arcu pulvinar, ultricies ex eu, fermentum risus. Sed blandit aliquet nulla luctus consequat. Integer iaculis enim arcu, vitae tristique lorem semper lacinia. Quisque ullamcorper ac dolor eget varius. Praesent pretium tristique metus, a commodo purus euismod hendrerit.</text:p>
      <text:p text:style-name="P1">Phasellus id libero quis tortor cursus aliquam at eget dui. Aliquam libero tellus, dictum nec nisi a, rhoncus commodo turpis. Ut feugiat feugiat ligula eget mattis. Sed et sem ante. Sed non bibendum metus, eu pellentesque tortor. Cras vel justo pharetra, tempor magna id, ultrices sapien. Morbi sodales ultrices ipsum, id ullamcorper leo tempor nec. Sed velit nisi, pharetra id ultricies sed, tristique quis dolor. Sed cursus gravida erat, ac consequat neque blandit nec. Nullam placerat dolor urna, nec convallis nulla pharetra sed. Proin eu euismod enim. Pellentesque viverra, risus a consectetur sagittis, velit leo ultricies nisl, ut volutpat libero justo ut sem. Nunc molestie imperdiet mi.</text:p>
      <text:p text:style-name="P1">Cras consectetur at dolor et rutrum. Duis eu cursus leo. Cras a rutrum felis. Suspendisse convallis nisl sit amet dui ultricies, quis pharetra dolor congue. Phasellus vel metus sed dolor maximus eleifend non a urna. Praesent sed gravida sapien, ut luctus tortor. Fusce nisi augue, ultricies quis lectus eget, molestie faucibus lectus. Cras vehicula quis nisi pretium bibendum. Ut posuere sem vel ultricies congue. Aenean id justo mauris. Donec porta mi eu libero viverra vehicula. Lorem ipsum dolor sit amet, consectetur adipiscing elit.</text:p>
      <text:p text:style-name="P1">Curabitur dignissim, urna sit amet condimentum faucibus, eros neque convallis sem, a ornare ipsum mauris ac nisl. Nunc auctor volutpat nunc, eget scelerisque enim maximus nec. Maecenas in urna lacus. Donec placerat, nibh a commodo commodo, risus risus condimentum tellus, nec iaculis nulla risus vitae elit. Vivamus blandit nec dolor eu consectetur. Vivamus porta ornare quam sed dictum. Nullam tristique euismod purus et fringilla. Donec ultricies congue tortor, in malesuada mi ultricies a. Sed et hendrerit <text:soft-page-break/>magna, sed sagittis nisl. Curabitur suscipit eget elit eu egestas. Praesent feugiat nisl et turpis elementum condimentum. Nulla blandit urna in ex auctor, at efficitur ex pharetra.</text:p>
      <text:p text:style-name="P1">Suspendisse pulvinar dapibus urna. Aliquam non imperdiet lorem. Class aptent taciti sociosqu ad litora torquent per conubia nostra, per inceptos himenaeos. Nam ex erat, eleifend vel est nec, lobortis porta elit. Quisque vestibulum metus at ultrices condimentum. Nullam vitae urna auctor lectus pretium volutpat congue faucibus neque. Mauris congue mattis massa quis malesuada. Sed sit amet vestibulum mauris, mattis dapibus augue. Pellentesque tempor faucibus quam, nec hendrerit ligula commodo at.</text:p>
      <text:p text:style-name="P1">Sed facilisis rutrum dolor ut molestie. Curabitur imperdiet tempus arcu, sed dictum massa scelerisque id. Nam sit amet est sit amet nulla pellentesque fringilla. Praesent consequat nunc eu lacus posuere, a tincidunt arcu fermentum. Suspendisse eu commodo mi. Duis sagittis erat sit amet mollis mollis. Phasellus vitae neque blandit, fermentum ex vitae, semper justo. Praesent tellus nibh, lacinia nec est quis, pellentesque suscipit libero. Curabitur hendrerit imperdiet semper. Nam dignissim ex et tincidunt volutpat. Phasellus varius feugiat dui in tristique. Fusce dui est, pellentesque a ullamcorper eu, tincidunt nec libero. Nunc cursus dictum gravida. Sed in lorem eget odio ullamcorper venenatis.</text:p>
      <text:p text:style-name="P1">Aenean vitae est sapien. Etiam ultricies nunc sem, at condimentum lacus mattis eget. Proin nec consectetur metus. Aenean vulputate sem sed laoreet maximus. Vivamus eleifend ullamcorper elit. Ut id lacus vulputate, scelerisque leo non, fringilla odio. Donec tincidunt tincidunt justo, eget condimentum arcu varius quis. Nullam convallis condimentum consequat. Aliquam egestas pellentesque ex, eu imperdiet lorem interdum eget. Vivamus dapibus imperdiet mi nec venenatis. Nunc est justo, ultrices eget vehicula in, rutrum ac arcu. Mauris maximus tristique lorem eu ultricies. Nunc aliquet, ligula vel tristique euismod, mi velit eleifend lectus, vitae volutpat nulla neque mattis arcu. Donec scelerisque ante vel finibus luctus. Phasellus pharetra erat eu mauris mattis, id ultricies dui tristique.</text:p>
      <text:p text:style-name="P1">Integer ultrices, eros in tristique porta, risus urna dignissim massa, eu tincidunt magna nulla eu purus. Donec vestibulum lectus vel euismod tempus. Morbi et dolor eu nulla condimentum rutrum a volutpat eros. Donec vehicula augue at odio tristique tincidunt a quis ex. Proin sed turpis consectetur, lacinia est sed, volutpat purus. Sed et ligula gravida, pharetra tortor vitae, accumsan dolor. Suspendisse in augue ullamcorper, pellentesque diam eget, tincidunt ligula. Nullam nulla turpis, accumsan non lectus id, lobortis molestie odio. Aenean nibh diam, tincidunt ac convallis in, molestie mattis mi. Curabitur a erat nisi. Vivamus dignissim augue eu nunc consectetur luctus.</text:p>
      <text:p text:style-name="P1">Quisque scelerisque, massa nec ultrices tincidunt, tellus arcu sollicitudin dolor, a suscipit ipsum risus sed erat. Donec at purus tincidunt, ultrices orci nec, bibendum nisi. Donec lorem turpis, vulputate ut finibus non, egestas eu nibh. Mauris orci diam, ultrices efficitur condimentum at, ullamcorper non elit. Phasellus blandit mattis dolor ut bibendum. Sed quam nibh, tempus vel porttitor sit amet, vestibulum a neque. Donec nec arcu id lectus fermentum posuere et vitae orci. Quisque fringilla venenatis nunc vel pretium. Curabitur hendrerit pharetra risus eget mattis. Nunc nec ante ac metus feugiat finibus nec non diam. Morbi consequat mattis libero nec sodales. Integer viverra neque pretium nulla tincidunt, sit amet varius urna feugiat. Maecenas ut purus ut eros sollicitudin malesuada quis quis est. Donec luctus, felis quis feugiat dignissim, nulla libero aliquam purus, eget laoreet mauris mauris non urna. Aenean vel mi commodo, porttitor leo in, rhoncus risus. Duis facilisis, ante at facilisis hendrerit, purus quam eleifend lectus, eget dictum felis turpis ut elit.</text:p>
      <text:p text:style-name="P1">Duis malesuada at odio ut egestas. Suspendisse feugiat augue sed sapien malesuada suscipit at ut enim. Cras ornare finibus pulvinar. Pellentesque sit amet placerat erat. Sed hendrerit ornare tortor et sodales. Vestibulum lacinia condimentum eros. Aliquam quis accumsan augue. Curabitur aliquet non lacus quis efficitur. Fusce non finibus enim, condimentum facilisis purus. Donec non metus tellus. Proin <text:soft-page-break/>sollicitudin nibh eget fermentum auctor. Etiam vestibulum nulla non dolor gravida vehicula id ut nulla. Donec tristique eu nisl non eleifend. Donec tincidunt, sem ut accumsan egestas, leo dui porttitor quam, at dignissim sem mi vel metus. Sed urna nisl, tempus vitae velit eget, iaculis rutrum ante. Nullam tortor neque, iaculis sit amet velit at, fermentum convallis elit.</text:p>
      <text:p text:style-name="P1">Integer consequat eu nisl vel aliquam. Suspendisse vel augue pulvinar, varius felis nec, volutpat eros. Vestibulum suscipit ultricies quam, nec ullamcorper nulla finibus in. Etiam a tempus magna, non lacinia massa. Cras posuere turpis pulvinar neque ornare, sit amet interdum odio auctor. Nulla sollicitudin, ex quis interdum lacinia, magna lectus euismod lectus, non rutrum purus lacus at dui. Integer semper massa hendrerit dictum lobortis. Etiam commodo dui nunc.</text:p>
      <text:p text:style-name="P1">Sed eget commodo augue. Morbi pulvinar commodo leo, sed interdum mauris molestie vitae. Morbi quis imperdiet elit, at suscipit urna. Mauris faucibus ex imperdiet sapien maximus, quis condimentum mauris sagittis. Maecenas pulvinar nunc sit amet nunc auctor, eu tempor libero elementum. Vestibulum tincidunt posuere tincidunt. Suspendisse rhoncus ligula sit amet tellus consequat, eget gravida arcu venenatis. Pellentesque tincidunt viverra nisl, a aliquam mauris facilisis at. Sed sed tristique felis. Etiam vitae accumsan nisl. Morbi scelerisque venenatis tortor, non porta nulla feugiat at. Cras blandit id erat sit amet mattis. Aliquam erat volutpat. In ut elit ligula. Vestibulum accumsan consequat sodales.</text:p>
      <text:p text:style-name="P1">Donec vel arcu tincidunt, finibus augue at, blandit lectus. Morbi blandit odio quis ultricies auctor. Proin tempus, nunc in feugiat suscipit, erat massa luctus purus, in ultrices velit tellus at leo. Pellentesque gravida maximus lectus vitae pulvinar. Curabitur quis massa non erat ornare lobortis eu id quam. Curabitur maximus nibh ut est fringilla, sed fermentum purus fringilla. Aliquam non dolor consequat leo dignissim lobortis. Quisque eget est eget leo condimentum sodales a id lorem. Aenean non urna lorem. Pellentesque interdum ipsum et mauris bibendum mollis. Nullam ac purus pulvinar, tempus metus non, porttitor nulla. Etiam nec molestie enim, at elementum velit. Nam rhoncus, nunc non mollis lacinia, arcu orci ultrices ipsum, sed pharetra velit sem vitae dolor.</text:p>
      <text:p text:style-name="P1">Duis convallis sagittis egestas. Nunc vitae hendrerit nisi, non condimentum sem. Aenean et nisi sed quam consequat dictum. Aenean tempor, nibh sed suscipit scelerisque, enim urna mattis ex, ac finibus purus est eget erat. Pellentesque habitant morbi tristique senectus et netus et malesuada fames ac turpis egestas. Curabitur vitae turpis quis quam ullamcorper laoreet. Aliquam sit amet dignissim nisl, a ultricies lectus.</text:p>
      <text:p text:style-name="P1">Nullam id dolor non libero finibus tincidunt ut a arcu. Nullam rutrum, elit vel aliquam tristique, velit purus pellentesque erat, nec posuere orci purus euismod augue. Nam neque orci, porttitor vitae nibh eget, vulputate condimentum leo. Duis ultrices ultricies gravida. Vestibulum in augue ut mauris posuere semper non eget risus. Cras nec faucibus nibh. Proin euismod tortor eget urna tincidunt, id efficitur tellus euismod. Sed sem nibh, gravida sed diam nec, venenatis porta lacus. Aenean at mollis sem, id egestas ante. Curabitur non mauris auctor, ullamcorper justo quis, pellentesque nunc. Vestibulum ante ipsum primis in faucibus orci luctus et ultrices posuere cubilia curae; Aenean volutpat elit porttitor maximus iaculis. Donec rutrum neque quis orci iaculis, sed egestas eros fringilla. Nulla malesuada, massa sed tincidunt tincidunt, lorem arcu laoreet lectus, et auctor est diam a risus.</text:p>
      <text:p text:style-name="P1">In nisl risus, semper vel neque vitae, porttitor efficitur dolor. Curabitur semper risus dolor, rutrum euismod dui molestie eu. Integer vel leo venenatis, tempus nisl sed, faucibus nulla. In luctus venenatis lorem, vel sollicitudin ex lacinia eget. Maecenas ornare urna libero, sit amet facilisis nunc placerat vitae. Etiam eget augue urna. Morbi bibendum arcu non magna tempor porta. Donec mattis velit vel ligula pulvinar, vel tristique leo aliquam. Etiam ac pretium tortor, pellentesque rhoncus ex. Nam consectetur, dolor at malesuada fringilla, erat elit porttitor turpis, a rutrum augue erat nec nisi. Ut <text:soft-page-break/>imperdiet diam leo, at feugiat mauris malesuada at. In luctus, tortor id sollicitudin venenatis, mauris purus lacinia turpis, ac ultrices dui nisi non justo.</text:p>
      <text:p text:style-name="P1">Integer blandit nisi vestibulum, posuere magna at, cursus sem. In hac habitasse platea dictumst. Praesent accumsan iaculis hendrerit. Aenean nec dui tincidunt, porta justo id, commodo arcu. Morbi vel ex nec felis auctor dapibus. Pellentesque sagittis sapien a felis consequat, nec imperdiet erat posuere. Pellentesque purus mi, gravida nec elementum in, sagittis eu nulla. Aliquam erat volutpat. Morbi et elit facilisis, feugiat lacus in, dictum lectus. Nam eu felis elit. Ut tincidunt efficitur velit sed aliquam.</text:p>
      <text:p text:style-name="P1">Nullam vitae odio auctor, condimentum turpis vitae, efficitur erat. Vestibulum ut posuere libero. Maecenas felis tortor, consectetur ut nisi aliquam, suscipit interdum mi. Ut elit enim, mollis consequat justo quis, euismod volutpat arcu. Quisque scelerisque porta bibendum. In at dolor eu ante laoreet placerat. Fusce eu sapien lorem.</text:p>
      <text:p text:style-name="P1">Duis eu augue pulvinar, rhoncus urna sit amet, sagittis lectus. Pellentesque convallis, eros non rutrum tristique, augue metus luctus augue, sit amet imperdiet velit diam eu nisi. Vivamus rutrum tempus mattis. Sed id est vitae diam tristique imperdiet et a magna. Vestibulum ante ipsum primis in faucibus orci luctus et ultrices posuere cubilia curae; Proin scelerisque nulla ut dolor vulputate ullamcorper et eget ligula. Mauris id dictum dolor. Morbi ultricies tellus et leo scelerisque iaculis. Nulla rutrum quam sit amet sapien gravida, non dapibus urna posuere. Ut venenatis id sem eu auctor. Curabitur quis aliquet diam. Aliquam placerat, turpis eu rutrum sollicitudin, sem lectus sollicitudin ligula, ac mattis leo mauris et sapien. Mauris enim ex, molestie eget mi at, tincidunt fringilla mi. Aliquam sit amet ante dictum, ultricies libero sed, posuere turpis. Integer ultrices aliquam sollicitudin. Sed id elit et ex sodales tincidunt in sit amet orci.</text:p>
      <text:p text:style-name="P1">Integer convallis mattis dui, quis mollis dui. Donec at arcu nisi. Fusce velit velit, porta nec scelerisque in, bibendum vitae ex. Pellentesque elementum erat vel eros finibus eleifend. Nunc ac nisl eu metus egestas rhoncus. Vestibulum hendrerit purus lectus, a venenatis augue pretium non. Fusce tristique eros nulla, vitae dapibus eros ultrices ac. Fusce placerat vulputate tortor, non iaculis neque fringilla et. In dui quam, rutrum non nisi non, rutrum tempor neque. Sed nisi mauris, accumsan sed lobortis vel, auctor sit amet orci. Ut dapibus posuere tellus eget efficitur. Cras a finibus ante. Maecenas rutrum, diam tempor dictum tincidunt, urna ipsum pellentesque elit, ac dapibus elit leo in nunc. Nunc blandit dapibus tempor. Mauris lacinia eu ligula vitae porta.</text:p>
      <text:p text:style-name="P1">Pellentesque id arcu nec tortor vulputate hendrerit a sed erat. Fusce tempor efficitur ante, ac porttitor sapien suscipit sit amet. Vivamus vitae felis malesuada, vehicula nisi ut, pulvinar nisl. Phasellus lacinia nisl velit, nec convallis tellus venenatis in. Nunc at purus vel lectus pharetra porta. Morbi accumsan est pretium purus maximus, eu vehicula libero imperdiet. Curabitur ac nisl tortor. Quisque imperdiet dolor non aliquet sagittis. Donec malesuada magna ut sapien dapibus euismod. Praesent metus lorem, tincidunt in tincidunt sit amet, elementum eget dui. Nunc tempor porttitor ipsum, vel tristique tortor convallis quis. Donec iaculis felis non dolor viverra elementum. Mauris eget ex leo. Morbi ac justo tortor. Nunc gravida at dolor vitae luctus. Integer lacus mauris, sodales quis leo vel, feugiat rutrum libero.</text:p>
      <text:p text:style-name="P1">Cras dapibus, sem sit amet rhoncus volutpat, lorem elit dignissim neque, et tempus diam eros at urna. Quisque ullamcorper pharetra diam at pharetra. Ut justo purus, bibendum non interdum gravida, lacinia vel est. Fusce egestas nec justo non aliquam. Sed cursus, odio pulvinar maximus consectetur, felis velit porttitor ligula, eget consequat orci augue non velit. Nulla tincidunt, purus vitae luctus consectetur, justo felis venenatis tortor, ac fermentum est nulla lacinia neque. Donec turpis dui, tristique sit amet magna nec, interdum ultricies orci. Suspendisse potenti. Duis sed auctor elit, a volutpat orci. Suspendisse potenti. Mauris sit amet cursus sem. Quisque felis dui, sagittis quis fringilla sit amet, <text:soft-page-break/>luctus ac dui. Curabitur facilisis mauris dui, ac fringilla eros tincidunt a. Nulla hendrerit egestas eros, eget gravida enim pellentesque at. Sed commodo nisl ut tellus luctus vulputate eget quis quam.</text:p>
      <text:p text:style-name="P1">Phasellus pulvinar dui at lorem venenatis, ut congue sem bibendum. Pellentesque eleifend ex quis felis consequat, nec eleifend mauris pulvinar. Suspendisse vulputate odio et lacus iaculis, a pharetra lorem eleifend. Mauris nulla diam, ultricies nec dapibus eget, elementum nec tellus. Duis a leo ac leo suscipit semper. Nunc ut lorem a ligula lacinia accumsan. Donec imperdiet neque molestie justo congue, eu sollicitudin nibh tempus.</text:p>
      <text:p text:style-name="P1">Duis luctus urna id eros finibus tincidunt. Vivamus fermentum porttitor magna ac interdum. Cras at mauris nulla. Phasellus id quam pellentesque dui ornare viverra. Fusce est nisl, pharetra a sollicitudin a, ultrices et orci. Nullam condimentum consequat nunc eu pulvinar. Vivamus consectetur nunc ut orci laoreet condimentum. Nullam in placerat odio, non auctor enim. Nunc tempus nisi ut est aliquet, ut placerat ante aliquam. Nulla quis nisi tristique, lobortis lacus blandit, ultricies tortor. Fusce in lobortis augue, eget malesuada leo. Proin vitae magna quis ante convallis mattis eu at nisi. Sed eros sem, scelerisque eget tristique sit amet, porttitor eget leo.</text:p>
      <text:p text:style-name="P1">Aliquam porttitor cursus lacus, at blandit lacus vehicula in. Phasellus erat elit, facilisis nec ligula quis, volutpat viverra nulla. Morbi eget ornare libero. Duis pellentesque ut velit ut maximus. Aliquam cursus eros neque, in lobortis purus convallis quis. Curabitur consectetur metus non dolor posuere, sit amet sollicitudin nunc maximus. Nulla eleifend, metus id euismod pulvinar, nunc ante sodales sapien, dignissim rhoncus orci massa sit amet nisi. Maecenas malesuada enim nec dolor placerat, vitae ultrices tellus gravida. Aliquam a semper quam. Integer nulla est, sagittis nec ultricies et, consectetur a nunc. Vestibulum suscipit pellentesque leo, non pellentesque felis ornare vitae. Fusce dignissim purus quam, nec pharetra augue consectetur et.</text:p>
      <text:p text:style-name="P1">Praesent risus sem, lobortis non venenatis a, porta at est. Mauris egestas tellus vel massa suscipit, a sagittis purus pharetra. Aliquam mollis eros eget aliquam imperdiet. Cras non massa accumsan, ornare turpis id, gravida orci. Vestibulum vitae justo pellentesque, placerat nulla nec, tincidunt arcu. Etiam urna est, fringilla sed magna a, commodo scelerisque lorem. In bibendum nisi vitae facilisis pharetra. Nullam vel imperdiet turpis. Duis eget placerat dui. Nullam non sagittis eros, non auctor velit. Donec dignissim, lacus non faucibus ullamcorper, nisi enim varius urna, a aliquet ligula quam id dolor. Nulla ut fermentum enim. Etiam eget euismod velit.</text:p>
      <text:p text:style-name="P1">Integer in sodales eros, sollicitudin volutpat dui. Sed in ante tristique, fringilla dolor eget, ultricies purus. Pellentesque ullamcorper vestibulum suscipit. Morbi orci lorem, congue quis malesuada eget, bibendum sit amet lacus. Donec posuere, odio sit amet interdum posuere, eros eros vestibulum erat, quis dignissim massa velit commodo sem. Fusce id metus justo. Donec porta ac justo sed ornare. Nunc elementum, urna in volutpat auctor, ante tortor pellentesque sem, et tempus orci leo id elit. Donec tincidunt eget odio id consectetur. Aliquam erat volutpat. Duis feugiat, libero ac efficitur vulputate, elit quam ullamcorper velit, sit amet dignissim justo dolor in ligula. Cras at nibh finibus, lacinia ipsum et, ultricies tortor.</text:p>
      <text:p text:style-name="P1">Nulla vitae erat at est condimentum convallis. Pellentesque vel blandit nisi, vitae fringilla lectus. Nam ac ante ac diam gravida iaculis vel ut risus. Mauris tortor lacus, gravida suscipit bibendum sed, mollis at sapien. Donec rhoncus nisi a vestibulum ullamcorper. Maecenas in fermentum massa. Praesent vulputate mollis dolor, a sagittis odio. Sed eget lectus sapien. Ut sollicitudin fermentum aliquet. Vestibulum posuere rhoncus dolor, a tempor ligula sollicitudin quis. Sed eu volutpat ligula, non blandit est.</text:p>
      <text:p text:style-name="P1"><text:soft-page-break/>Pellentesque venenatis nulla id gravida accumsan. Nam sit amet orci et diam sodales aliquam. Suspendisse eget mauris non orci rhoncus sagittis. Nam ultricies lorem ac magna vestibulum, id fermentum lectus sagittis. Quisque congue lorem eget viverra feugiat. Vestibulum tellus nisl, mattis sit amet pharetra ut, sollicitudin non lectus. Nullam in est pharetra, aliquet erat nec, molestie ante. Donec ut velit in lectus finibus venenatis. Suspendisse eget lorem diam. Etiam id ipsum eu lacus lobortis consequat. Etiam eget orci nunc. Nullam tincidunt, nibh quis tempor tincidunt, libero mi cursus arcu, nec auctor libero erat sed ante.</text:p>
      <text:p text:style-name="P1">Praesent tincidunt consequat fermentum. Fusce nunc est, ullamcorper et lorem eget, eleifend pellentesque enim. Nam quis dictum lacus. Sed tempor tincidunt massa ut vestibulum. Vestibulum porttitor feugiat nunc, a commodo quam luctus vel. Sed sodales erat tortor. Vestibulum scelerisque ex sed porttitor posuere. Ut sed aliquet lectus. Nulla vitae maximus est, ut sagittis augue. Nulla at dolor semper, blandit nisl ut, vestibulum velit. Vestibulum a elit laoreet, eleifend lacus vel, aliquet est. Praesent rhoncus lobortis eros a ornare. Sed viverra ligula eu elit egestas, vestibulum luctus felis placerat. Donec viverra dignissim imperdiet. Quisque facilisis ante accumsan elit pellentesque, sodales cursus turpis dictum.</text:p>
      <text:p text:style-name="P1">Maecenas aliquam in massa sit amet blandit. Donec nulla enim, tincidunt sed sagittis nec, egestas et mi. Sed ut eleifend ipsum. In ac sapien sit amet tortor lobortis aliquet a ac ante. Ut hendrerit eget diam accumsan mattis. Nulla sit amet est lorem. Ut sed est elementum, condimentum diam vitae, consectetur metus. Nunc metus risus, semper vel elementum vel, rhoncus vitae nisl. Mauris id tempor purus, at convallis arcu. Aliquam pellentesque, tellus quis ornare dictum, ipsum ipsum laoreet tellus, id fringilla libero lorem id mi. Nunc nec egestas ex.</text:p>
      <text:p text:style-name="P1">Vivamus sed ullamcorper odio. Phasellus et justo sit amet ex faucibus faucibus nec semper risus. Nulla condimentum interdum ornare. Curabitur in urna lorem. Nullam eget pharetra ipsum. Sed porttitor ligula nec mi ullamcorper suscipit. Sed ut nunc at eros varius pellentesque vel et tellus. Morbi bibendum ipsum ac elementum semper. Curabitur vel libero eu tortor tempus dapibus. Nulla ultrices tristique eros sit amet eleifend.</text:p>
      <text:p text:style-name="P1">Duis faucibus turpis orci, sed dictum justo finibus sit amet. In velit est, ornare vel arcu vel, faucibus dapibus elit. Proin auctor sit amet odio eu feugiat. Aenean sit amet sem lacus. Aenean non vehicula mauris, sed molestie nisi. Proin lacus sapien, fringilla sed semper porta, fermentum quis mauris. Duis tortor magna, bibendum et turpis ac, fermentum ultrices sapien. Suspendisse sit amet quam vitae nulla consectetur molestie vitae feugiat orci. Nam aliquam neque in enim auctor, ut viverra purus scelerisque. Quisque vestibulum massa et nulla interdum, et tincidunt erat mattis. Etiam ac semper nisl, quis pretium magna. Quisque aliquet placerat risus et tempor. Etiam vestibulum justo vitae erat egestas cursus. Curabitur mollis congue semper. Ut eu sapien nisl. Vestibulum tincidunt augue sed euismod semper.</text:p>
      <text:p text:style-name="P1">In bibendum scelerisque sapien, nec scelerisque justo consequat ut. Praesent at mi fringilla, cursus sem in, viverra nulla. Cras dignissim convallis sapien, vel volutpat lectus suscipit ut. Ut nec odio ac neque porta sagittis. Vivamus eget nibh eget est egestas cursus. Maecenas vel nibh lobortis, euismod felis eget, hendrerit massa. Duis elementum pulvinar porttitor. Maecenas felis quam, volutpat non felis et, lobortis tristique nisi. Aliquam at elit neque. Nullam sagittis risus sapien, et sodales risus pretium vitae.</text:p>
      <text:p text:style-name="P1">Aliquam venenatis est consectetur nisi pellentesque, id condimentum erat posuere. Morbi tristique interdum arcu, et aliquet nunc elementum nec. In rhoncus pharetra finibus. Praesent tortor felis, luctus nec egestas quis, pellentesque ut magna. Donec volutpat, massa quis pharetra convallis, nisi sapien ullamcorper diam, eu euismod velit ipsum sit amet velit. Curabitur dignissim orci non rutrum pharetra. <text:soft-page-break/>Phasellus aliquet augue eros, eget sodales elit pretium fringilla. Vivamus vel risus ut magna pellentesque ullamcorper vitae in neque.</text:p>
      <text:p text:style-name="P1">Phasellus elementum lectus at dolor tempor maximus. Etiam auctor lectus elementum quam eleifend dignissim. Praesent pretium elit ante, eu malesuada urna semper eu. Ut convallis sed quam a vestibulum. Ut a viverra massa. Sed purus lorem, blandit quis elit et, feugiat porttitor turpis. In interdum augue eu ante scelerisque, nec auctor arcu eleifend.</text:p>
      <text:p text:style-name="P1">Donec iaculis eu massa eget sodales. Vestibulum auctor ligula non mauris semper, sed facilisis risus ultrices. Pellentesque habitant morbi tristique senectus et netus et malesuada fames ac turpis egestas. Quisque interdum, mauris eget volutpat gravida, eros lectus interdum mauris, id molestie justo leo vel dui. Sed nec enim diam. Aliquam consequat leo sem, a consectetur libero venenatis eu. Fusce luctus volutpat dui volutpat ornare. Mauris eu iaculis eros, vitae laoreet dolor. Donec ultrices nec tellus vitae pharetra.</text:p>
      <text:p text:style-name="P1">Aenean elementum placerat egestas. Maecenas faucibus sollicitudin lorem non lacinia. Mauris eros ex, dignissim sed nunc sit amet, pretium vulputate leo. Ut vitae urna ut libero blandit vestibulum. Proin sed velit molestie, pharetra quam vel, euismod neque. Nam malesuada dignissim consequat. Morbi eleifend felis vitae ante pellentesque rutrum. Fusce risus nibh, ultrices et quam id, porttitor malesuada nibh. Pellentesque habitant morbi tristique senectus et netus et malesuada fames ac turpis egestas.</text:p>
      <text:p text:style-name="P1">In porttitor mauris leo, sed interdum eros iaculis lobortis. Morbi sed lectus vehicula massa ornare condimentum et in risus. Aliquam diam velit, finibus auctor nunc id, laoreet efficitur velit. Quisque molestie semper enim, et vulputate metus condimentum ac. Morbi eu velit tortor. Quisque vel velit a nulla pellentesque molestie in sit amet nulla. Nullam sed arcu a velit pulvinar lacinia. Quisque quis diam ornare ex congue egestas. Integer tristique vestibulum metus, non volutpat est. Aliquam consequat commodo augue, in hendrerit quam elementum et. Quisque varius sem ligula, quis sollicitudin dui finibus nec. Cras eu magna a nulla bibendum tempor sed at magna.</text:p>
      <text:p text:style-name="P1">Vivamus facilisis facilisis varius. Pellentesque tristique vulputate ipsum eget feugiat. In tristique est id erat eleifend aliquet. Nunc cursus magna et lacus interdum, a mollis quam ultrices. Sed ut pretium felis. Aliquam porttitor, risus vestibulum gravida rutrum, orci urna vehicula metus, id accumsan est sapien ut lectus. Sed iaculis, erat vitae laoreet ultrices, nunc lorem varius lacus, non volutpat quam nunc a orci. Sed mollis imperdiet ante in tempor. In laoreet arcu non cursus suscipit. Suspendisse vitae nunc sed quam fermentum convallis. In hac habitasse platea dictumst. In dictum sit amet augue ac venenatis. Praesent quam erat, sodales in ante ultricies, egestas gravida felis.</text:p>
      <text:p text:style-name="P1">Aenean vel lectus tristique, feugiat nisi quis, pellentesque risus. Morbi sed eros finibus, condimentum odio a, gravida lorem. Aliquam imperdiet dictum molestie. Fusce erat urna, efficitur id quam a, congue tincidunt nulla. Duis consectetur quis elit imperdiet pretium. Mauris pulvinar porta neque, quis porta libero euismod vel. Cras eleifend magna sit amet est rhoncus condimentum. Nulla pretium congue nisl, eget condimentum purus suscipit ut. Quisque mattis elementum finibus. Suspendisse eget congue orci, in porta tortor. Nunc purus leo, venenatis vitae ex sit amet, elementum semper eros. Aenean sem metus, euismod quis maximus a, placerat sit amet magna. Phasellus volutpat augue est, vitae lacinia lectus ullamcorper id.</text:p>
      <text:p text:style-name="P1">Fusce ut mi et turpis aliquet venenatis vel quis tellus. Nam ultricies efficitur erat id imperdiet. Ut quis facilisis turpis. Duis mollis, ipsum vitae rhoncus scelerisque, nunc lorem posuere erat, sit amet accumsan risus mauris eget libero. Vestibulum auctor finibus enim nec commodo. Pellentesque sed augue quis orci hendrerit varius. Sed hendrerit at magna eu convallis.</text:p>
      <text:p text:style-name="P1"><text:soft-page-break/>Praesent ut lacinia enim, iaculis tristique turpis. Fusce malesuada, eros vitae pretium suscipit, erat lorem dapibus nisl, nec rhoncus risus orci eu mi. Quisque nec fringilla quam. Praesent tincidunt quam turpis, vel ultrices neque egestas a. Mauris egestas sagittis arcu ut finibus. Duis eu placerat odio, ut fringilla odio. Sed mattis porta tortor ut vestibulum.</text:p>
      <text:p text:style-name="P1">Aliquam metus metus, lacinia molestie augue sit amet, tristique vehicula lectus. Ut tincidunt ultricies egestas. Phasellus condimentum neque odio, eu luctus metus mollis vitae. Nunc vel leo a tellus pretium porta. Duis justo magna, euismod eu rhoncus ut, tempor sit amet enim. Maecenas eu placerat urna, et vestibulum ex. Sed et mattis nisi, sit amet gravida nisl. Quisque et cursus lacus, ut bibendum leo. Pellentesque feugiat ex sit amet molestie rhoncus. Nam mauris massa, molestie facilisis condimentum et, suscipit non turpis. Nunc sagittis risus leo. Mauris id convallis arcu. Vivamus rhoncus enim mauris, sed imperdiet ante aliquet ac. Proin lacinia erat tellus, quis accumsan lectus porttitor vulputate. Pellentesque habitant morbi tristique senectus et netus et malesuada fames ac turpis egestas. Mauris efficitur nunc in dolor maximus, nec vestibulum nisl dignissim.</text:p>
      <text:p text:style-name="P1">Quisque mattis lacus a posuere vulputate. Mauris ac nisl maximus, ornare nunc non, iaculis massa. Praesent lacinia magna nisl, sed vehicula mi feugiat vitae. Duis rutrum placerat elit, sit amet posuere justo consequat vehicula. Nulla ultrices nisi eget nibh mollis dignissim. Sed imperdiet metus vitae est consequat pretium. Cras sit amet felis orci. Suspendisse elementum in magna sed finibus. Sed semper lorem nec scelerisque pulvinar. Donec quis porttitor nisl, sed semper urna. Curabitur vel lacus non risus fringilla dapibus. Curabitur non felis vel urna sollicitudin mollis.</text:p>
      <text:p text:style-name="P1">Interdum et malesuada fames ac ante ipsum primis in faucibus. Integer id varius quam. Curabitur felis neque, facilisis vel consequat id, ultrices eget tortor. Etiam lacus magna, tempus viverra consequat quis, scelerisque a mauris. Etiam at lobortis tellus. Ut sit amet pharetra diam, in pretium felis. Integer eget iaculis nisi. Suspendisse ut quam suscipit, mollis leo sit amet, semper urna. Praesent condimentum elementum lorem, vitae facilisis leo tristique eu. Donec laoreet, ligula eu fringilla bibendum, arcu nulla commodo lacus, id molestie nisi metus vel eros. Nam blandit, felis non lacinia vestibulum, eros lacus sagittis odio, sed convallis enim metus ut quam.</text:p>
      <text:p text:style-name="P1">Vivamus eu lorem ornare, ornare massa nec, semper enim. Fusce tempor, libero vitae iaculis maximus, arcu libero dignissim ipsum, nec luctus quam augue vitae nulla. Pellentesque eget dui sagittis, semper nunc ut, fringilla erat. In convallis neque in leo congue efficitur. Quisque sit amet nibh ut magna semper congue. Proin et elit a orci faucibus iaculis. Vivamus dictum bibendum lorem, sed ultrices nunc.</text:p>
      <text:p text:style-name="P1">Aliquam pellentesque erat quis nunc vulputate, nec pretium sapien faucibus. Donec velit orci, facilisis nec tortor sit amet, volutpat condimentum quam. Vivamus a fermentum elit. Nulla sit amet justo rhoncus, tristique metus nec, cursus orci. Curabitur maximus lacus ac purus sodales, nec lacinia libero vestibulum. Nullam ornare nulla ut nisi vestibulum, eu semper neque egestas. Ut sed velit viverra, dignissim nunc pretium, pellentesque eros. Nunc in ipsum augue. Praesent fringilla hendrerit nisl, non facilisis arcu mollis a. Nunc feugiat molestie purus in varius. Quisque vitae tortor accumsan, rhoncus mauris sed, malesuada ligula. Suspendisse vel lorem semper, consequat orci quis, molestie tortor. Donec sed orci at diam iaculis ornare a eu turpis. Nulla purus est, ornare vitae ullamcorper vel, rhoncus ut velit. Duis sed condimentum nibh. Vestibulum non finibus tellus.</text:p>
      <text:p text:style-name="P1">Donec id diam eget lectus mattis eleifend ut vel nunc. Duis nec leo mauris. Suspendisse tristique condimentum elit, sit amet gravida diam volutpat sed. Integer a dui sed neque lobortis fermentum vitae ut mauris. Integer hendrerit sagittis venenatis. Cras maximus mi ut urna euismod, id rhoncus nunc suscipit. Phasellus in magna non elit pulvinar dignissim ut non enim. Maecenas congue quis mi vel finibus. Mauris turpis tellus, consequat nec nunc at, semper efficitur metus. Maecenas eget tortor et <text:soft-page-break/>diam elementum tincidunt at blandit eros. Vestibulum laoreet eros quis mi scelerisque congue. Proin bibendum id ipsum non viverra.</text:p>
      <text:p text:style-name="P1">Pellentesque sed diam ut ante vulputate bibendum ac quis justo. Donec commodo pharetra mattis. In ac ullamcorper arcu. Morbi iaculis lacus magna, ac consequat urna pretium accumsan. Etiam blandit commodo risus et accumsan. In porta iaculis lorem nec hendrerit. Suspendisse euismod vulputate tristique. Etiam pretium malesuada dolor, at scelerisque orci dignissim nec. Nunc efficitur erat sit amet erat pulvinar consequat in quis lorem. Cras sit amet ligula at arcu convallis convallis et eu turpis.</text:p>
      <text:p text:style-name="P1">Donec viverra lectus id tortor sollicitudin, nec ultricies metus convallis. Aenean tempor maximus nibh eget gravida. Vestibulum semper libero non nisi volutpat congue. Duis convallis dui ligula, nec facilisis ex facilisis sed. Praesent sodales urna tincidunt tortor lobortis rutrum sed sit amet tellus. Sed commodo augue est. Ut aliquam suscipit eros, ac luctus urna ornare et. Phasellus feugiat augue diam, sit amet finibus dui molestie eget. Sed sed tortor in neque luctus aliquam at sed tellus. Vestibulum ante ipsum primis in faucibus orci luctus et ultrices posuere cubilia curae; Maecenas est justo, gravida eu sapien ut, ultricies imperdiet lectus.</text:p>
      <text:p text:style-name="P1">Sed eget eros a turpis tristique finibus vitae eget ante. Morbi dignissim a eros faucibus vehicula. Duis turpis nunc, sodales eget consequat sit amet, condimentum ut velit. Vestibulum finibus vitae risus sit amet luctus. Phasellus vestibulum nunc et eros feugiat, laoreet ultricies dolor ultrices. Aliquam erat volutpat. Mauris tristique, ante at ultricies hendrerit, tellus augue ullamcorper metus, non tempus lorem dolor id metus. Integer vehicula tristique faucibus. Etiam commodo sapien risus, at pulvinar sapien bibendum a.</text:p>
      <text:p text:style-name="P1">Nunc pharetra lacus in sollicitudin rutrum. Integer sit amet dolor sed lacus cursus molestie. Pellentesque eleifend molestie ultricies. Vestibulum quam turpis, efficitur id leo id, consectetur dictum lacus. Lorem ipsum dolor sit amet, consectetur adipiscing elit. Quisque luctus nunc ac arcu ultrices laoreet. Suspendisse consectetur bibendum dapibus. Donec finibus commodo nulla, vel cursus velit suscipit vel.</text:p>
      <text:p text:style-name="P1">Aenean sodales, mi et ultricies rhoncus, nibh lacus convallis nibh, eget mollis nulla nulla sit amet felis. Cras feugiat purus tellus, ac facilisis elit sodales et. Etiam condimentum convallis tellus, ut maximus nisl gravida eget. Ut nunc sem, euismod sit amet semper quis, tempus ac arcu. Suspendisse potenti. Quisque ultricies luctus magna eget vestibulum. Aenean finibus rhoncus elit, non dapibus quam fermentum convallis. Maecenas vel purus eget ex volutpat luctus. Donec sed facilisis nisi, eget cursus quam. Donec pharetra elit eget urna convallis rutrum. Praesent finibus, justo a venenatis consectetur, magna mauris rutrum lectus, sit amet laoreet elit libero eu arcu.</text:p>
      <text:p text:style-name="P1">Fusce dignissim ullamcorper diam, pellentesque semper mi. Mauris vel ullamcorper mi. Suspendisse vehicula cursus accumsan. Mauris sagittis pulvinar odio, ut feugiat quam ultrices quis. Ut id enim ex. Etiam et lectus sed mauris pellentesque tempor. Etiam ut scelerisque quam. Vestibulum aliquet tincidunt erat, id commodo risus commodo ut. Duis ac volutpat metus. Aenean elit augue, interdum sed egestas at, fermentum vel eros. Curabitur vel vulputate magna, vel eleifend nisl. Nam nec arcu non nulla vehicula consequat in sed erat. Vivamus pellentesque, eros vitae consectetur pulvinar, orci orci interdum dolor, sit amet euismod orci neque commodo lorem. Etiam ut mi pellentesque augue elementum pulvinar ut in massa.</text:p>
      <text:p text:style-name="P1">Quisque dictum libero ut purus feugiat fermentum. Quisque vitae magna vel eros pharetra posuere. Nulla maximus mauris vitae sapien posuere gravida ut a erat. Mauris in libero quis tortor interdum consequat sed ut lectus. Maecenas eget elit dignissim, imperdiet est non, luctus urna. Nullam sed nulla consequat, malesuada felis vel, pellentesque magna. Interdum et malesuada fames ac ante ipsum primis <text:soft-page-break/>in faucibus. Aenean venenatis lectus diam. Fusce varius ipsum nunc, at porta felis placerat eu. Duis consectetur dui non arcu finibus, ut vestibulum sapien elementum. Praesent euismod condimentum mauris sit amet dictum. Sed fermentum tempus tellus eget tincidunt. In venenatis, arcu vel ullamcorper imperdiet, tellus orci rutrum mauris, non fermentum arcu risus vitae eros. Nam facilisis nisl id sodales placerat. Nullam at erat ipsum. Morbi eleifend vitae odio in tristique.</text:p>
      <text:p text:style-name="P1">Nullam efficitur ullamcorper nibh, at lacinia lacus condimentum id. Donec lorem nisi, imperdiet in lacus vitae, lobortis tempus nulla. Curabitur ac urna eget nunc malesuada rhoncus. Vestibulum sit amet neque arcu. Duis commodo viverra mauris, venenatis rutrum massa. Nullam luctus purus et neque aliquet, vel consectetur mi luctus. Orci varius natoque penatibus et magnis dis parturient montes, nascetur ridiculus mus. Aliquam id enim tincidunt, fringilla lectus vel, finibus diam. Pellentesque faucibus elit et magna fringilla mattis.</text:p>
      <text:p text:style-name="P1">Integer dui est, auctor quis interdum a, porttitor sed augue. Cras condimentum nisl elit, non commodo purus vulputate id. Nam porttitor vel elit sed rutrum. Maecenas et lacus scelerisque, feugiat ante ut, varius neque. Curabitur nibh leo, blandit vitae libero eget, posuere lobortis lacus. Praesent in magna justo. Curabitur eget metus sem. Quisque fringilla, quam sed placerat blandit, diam ligula volutpat diam, sed vestibulum leo ex sed libero. Donec congue aliquam turpis eu lobortis. Nunc et rhoncus risus. Maecenas euismod laoreet tortor, nec finibus neque sollicitudin vulputate. Vivamus egestas mattis arcu, a maximus ante luctus sed. Nullam ornare libero eget pretium egestas. Aliquam at finibus orci. Vivamus eget mi pulvinar, tincidunt ex vel, luctus tellus. Integer nulla massa, vulputate eu nisl id, ullamcorper viverra tortor.</text:p>
      <text:p text:style-name="P1">Nullam fermentum, orci a malesuada tristique, lacus diam efficitur libero, quis ullamcorper urna massa vitae massa. Nunc ac tincidunt ante. Etiam ut consectetur risus. Mauris bibendum condimentum ex a bibendum. Pellentesque at lorem ornare, molestie arcu quis, mollis tellus. Fusce at commodo felis, dignissim consequat neque. Duis ut felis quis tortor ornare euismod id a arcu. Fusce viverra interdum porta. Ut et tincidunt lectus, et interdum leo. Vivamus in sagittis turpis. Pellentesque tempus in lacus vitae blandit. Nunc euismod sollicitudin nulla, molestie posuere sapien. Nullam nisl ligula, ultricies nec hendrerit a, vehicula vel urna. Aenean congue justo interdum leo semper sollicitudin. Donec vestibulum, urna ornare vestibulum rutrum, nibh eros placerat mi, vitae pretium lectus purus nec risus. Fusce vitae dui eros.</text:p>
      <text:p text:style-name="P1">Cras eget lorem eu enim tincidunt aliquam quis eget libero. Proin at libero et diam sagittis faucibus. In hac habitasse platea dictumst. Cras rhoncus, sem aliquam bibendum ullamcorper, arcu ligula condimentum leo, sed dictum tellus urna a est. Vestibulum maximus nibh id semper tincidunt. Sed at tincidunt mi. Sed lacinia mattis elit quis rhoncus. Fusce vestibulum justo sit amet quam bibendum, vel fermentum lacus lacinia.</text:p>
      <text:p text:style-name="P1">Aenean ullamcorper enim odio, at vulputate augue tempus in. Aliquam commodo dolor id est placerat fringilla. Fusce augue dolor, malesuada nec lorem id, aliquet fermentum turpis. Phasellus leo odio, venenatis nec dignissim non, interdum in nulla. Cras efficitur lorem mattis, elementum diam non, posuere dolor. Vivamus suscipit id enim sed pharetra. Cras at urna sollicitudin augue posuere viverra. Sed ut dui urna. Phasellus id aliquam urna. Sed vitae odio ac odio sagittis dignissim nec nec est. Phasellus iaculis magna nisl, et malesuada mauris vulputate ac.</text:p>
      <text:p text:style-name="P1">Vestibulum vel risus a mauris blandit sollicitudin id id nulla. Ut interdum felis urna, a semper ex commodo vel. Praesent vitae imperdiet orci. Aliquam scelerisque mollis enim sed sagittis. Aenean fringilla pretium elit nec posuere. Suspendisse vulputate euismod malesuada. Vivamus sed efficitur eros. Curabitur maximus nibh quis cursus viverra. Mauris semper aliquam maximus.</text:p>
      <text:p text:style-name="P1"><text:soft-page-break/>Maecenas quam odio, tincidunt quis malesuada eget, interdum at velit. Mauris ornare metus in sapien aliquam pulvinar. Donec molestie suscipit odio laoreet interdum. Fusce accumsan varius odio non suscipit. Donec tristique tellus sapien, eget sagittis urna ornare in. Sed interdum fermentum leo, vel varius magna suscipit a. Sed eros nisi, vulputate finibus neque rhoncus, luctus posuere mi. Duis in venenatis nunc, vitae laoreet neque. Praesent lobortis, tortor eu tincidunt accumsan, metus urna suscipit mauris, lacinia viverra lacus nibh sed nisl. Lorem ipsum dolor sit amet, consectetur adipiscing elit. Aliquam velit felis, sagittis vel magna finibus, tempus aliquet nisi. Morbi lorem magna, ultricies a erat sed, tempus pharetra ex. Vivamus finibus nisi vestibulum sem laoreet hendrerit. Cras velit ipsum, elementum eu rhoncus eu, malesuada tempus nunc.</text:p>
      <text:p text:style-name="P1">Nullam pulvinar, erat eu porta pharetra, massa odio fermentum ante, id feugiat lectus enim eu tortor. Sed ut fringilla erat. Fusce consequat massa non mauris consequat, a tempus quam laoreet. Donec finibus vulputate est, nec ornare libero viverra ut. Praesent eget orci et neque aliquam cursus. Nullam vitae lacus fringilla, pretium neque ac, ornare neque. Sed eleifend pretium sollicitudin. Donec enim tortor, malesuada a est quis, laoreet semper metus. Sed sollicitudin, erat in volutpat cursus, dui lacus viverra dolor, nec congue nulla velit ac elit. Pellentesque dignissim, ipsum in bibendum pellentesque, orci mauris imperdiet enim, sit amet aliquam arcu nisl dictum lectus. Morbi sit amet sodales odio. Vivamus arcu odio, congue malesuada sem eu, tristique fringilla massa. Donec sit amet varius odio. Nulla facilisi. Nunc ut tempor purus, id luctus lectus. Vestibulum ac congue neque, sed scelerisque lectus.</text:p>
      <text:p text:style-name="P1">Sed elementum, neque nec porttitor consequat, diam lectus gravida nibh, vel pellentesque magna nulla at nisl. Mauris et erat ac metus lobortis cursus vitae et turpis. Nam suscipit purus eu aliquet suscipit. Donec eu molestie eros, eu convallis augue. Vestibulum porttitor maximus lectus. Sed in elit vel arcu sodales molestie. Duis quis est in massa elementum dignissim. Nulla facilisi.</text:p>
      <text:p text:style-name="P1">Sed id eleifend purus. Cras posuere elementum elit, eget vestibulum sem congue quis. Vestibulum eu consectetur ligula, imperdiet vulputate dolor. Ut sodales at mi ut consectetur. Aliquam erat volutpat. In sit amet mauris dapibus dui tempor elementum eget ut urna. Ut elementum ipsum vel neque fermentum luctus. Vestibulum ante ipsum primis in faucibus orci luctus et ultrices posuere cubilia curae; Nam in egestas urna, in mollis neque. Ut molestie faucibus arcu a vulputate. Proin fermentum nisi dictum, rhoncus nibh sit amet, condimentum arcu. Nunc at orci viverra, ullamcorper tellus ac, ullamcorper nisi. Quisque faucibus suscipit ornare. Nulla sit amet nulla tincidunt, commodo ipsum ut, placerat elit. Vestibulum non diam sagittis, vulputate libero eu, consequat neque. Integer et erat hendrerit, porttitor nulla et, facilisis sapien.</text:p>
      <text:p text:style-name="P1">Maecenas lobortis massa felis, ut imperdiet nulla porta vel. Mauris et risus non neque malesuada rhoncus. Integer non nisi consequat, laoreet ante a, mattis velit. Cras in condimentum quam. Suspendisse at purus eget orci placerat scelerisque. In eget felis blandit est vehicula congue vitae eu justo. Maecenas vulputate fermentum velit. Lorem ipsum dolor sit amet, consectetur adipiscing elit. Fusce dapibus lacus id sagittis pellentesque. Ut tincidunt sodales orci, sit amet dignissim tellus auctor ut. Nullam sit amet odio velit. In eu urna elementum, tincidunt felis non, aliquam ex. Suspendisse eget pharetra ex, et auctor leo.</text:p>
      <text:p text:style-name="P1">Sed quis sodales sem. Praesent at imperdiet ante. Vivamus mattis ut nisl a lobortis. Quisque at urna eleifend, dignissim ipsum sit amet, condimentum elit. Fusce condimentum auctor erat fermentum accumsan. Mauris blandit tortor sit amet est ullamcorper, eget porttitor nibh dapibus. Sed consectetur non augue quis ornare. In eget velit est. Nunc feugiat nec ex sit amet ultricies. Proin nec turpis vestibulum, accumsan tellus sit amet, posuere augue. Integer sapien arcu, congue in cursus vitae, sodales ut arcu.</text:p>
      <text:p text:style-name="P1"><text:soft-page-break/>Pellentesque habitant morbi tristique senectus et netus et malesuada fames ac turpis egestas. Fusce bibendum, neque nec ultrices gravida, lorem ipsum accumsan lorem, quis commodo ante ipsum a libero. In ut consectetur felis. Nam eu neque efficitur, eleifend dui ac, convallis ipsum. Praesent ut libero efficitur, iaculis turpis sed, tristique lectus. Sed rhoncus sodales blandit. Aliquam tempor nisl quis nulla porttitor, sit amet venenatis tortor pulvinar. In semper vitae neque et congue. Mauris eget tortor lobortis, efficitur eros et, laoreet nisi. In vel mollis tellus. Etiam vitae elementum velit. Nunc sapien nisi, sollicitudin in dolor id, lacinia placerat lacus.</text:p>
      <text:p text:style-name="P1">Nunc id metus ut enim accumsan scelerisque. Quisque nec diam in urna hendrerit semper nec nec lectus. Integer enim elit, scelerisque non nisi in, aliquet pulvinar lacus. Maecenas imperdiet convallis elit vitae suscipit. Interdum et malesuada fames ac ante ipsum primis in faucibus. Proin finibus lobortis tellus sit amet blandit. Ut pharetra pretium mauris, eu mollis arcu finibus eget. Suspendisse facilisis viverra est, tincidunt lobortis magna accumsan nec. Quisque pharetra molestie nibh, in pharetra orci fringilla et. Duis vel est ornare leo pellentesque molestie nec eget velit. Fusce eget lectus ante. Aenean dignissim massa ac arcu efficitur hendrerit. Sed commodo dapibus purus, eget tristique dui sollicitudin id.</text:p>
      <text:p text:style-name="P1">Interdum et malesuada fames ac ante ipsum primis in faucibus. Pellentesque dictum mauris in mi convallis, id auctor nisl varius. Aenean laoreet fringilla nulla eu congue. Duis lectus ligula, tincidunt quis aliquam sed, porttitor quis ipsum. Cras elementum non sem molestie elementum. Quisque luctus sit amet leo dignissim sodales. Quisque massa arcu, elementum id sagittis vel, vestibulum sed libero. Suspendisse sollicitudin pharetra nisi eget dapibus. Etiam sit amet lectus eget velit viverra auctor. Suspendisse eleifend lacinia nisi, a placerat justo rutrum vitae. Aliquam sagittis condimentum tortor. Etiam porta tempus tristique. Aenean pulvinar, velit ut commodo dictum, eros justo bibendum nibh, vel elementum ligula metus ac neque. Suspendisse ac fermentum metus, vel commodo massa. Nullam sed enim dui.</text:p>
      <text:p text:style-name="P1">Sed sit amet ante in turpis scelerisque tempus. Donec convallis elit vel dui varius facilisis. Duis a lacus mauris. Suspendisse interdum massa at interdum convallis. Praesent rhoncus tortor magna, eget fringilla metus ornare id. Proin sagittis diam non volutpat aliquet. Morbi hendrerit, diam vitae placerat laoreet, quam ipsum sodales nisi, quis dapibus tortor nisl posuere felis. Vestibulum ullamcorper tincidunt urna at feugiat.</text:p>
      <text:p text:style-name="P1">Praesent semper purus eget eros efficitur laoreet. In non eros sodales, lobortis leo id, imperdiet est. Aliquam consectetur nunc velit, at gravida elit porttitor id. Ut ante sapien, hendrerit hendrerit pharetra sed, euismod at sapien. Sed vel feugiat elit. Sed dapibus metus non massa elementum egestas. Phasellus tristique magna eget est pellentesque iaculis. In eros dui, aliquet at tortor eu, auctor posuere arcu. Quisque a nisi id mauris tincidunt rutrum. Lorem ipsum dolor sit amet, consectetur adipiscing elit.</text:p>
      <text:p text:style-name="P1">Donec scelerisque lorem vitae lacus tristique ultrices eget id nisi. Vestibulum non leo at tortor mollis iaculis. Integer efficitur elementum lectus, et maximus quam sollicitudin at. Cras commodo risus et tristique aliquam. Donec semper pulvinar placerat. Interdum et malesuada fames ac ante ipsum primis in faucibus. Morbi nulla erat, vestibulum et justo nec, tempor blandit enim. Mauris sit amet ante eu ipsum ornare semper vel quis enim. Maecenas pellentesque elit neque, non hendrerit nisl ultricies a. Aenean at velit elit. Integer accumsan vitae ipsum a porta.</text:p>
      <text:p text:style-name="P1">Mauris vel pellentesque lacus, suscipit fringilla purus. Nulla sollicitudin velit eu ante pulvinar, nec blandit nibh volutpat. Morbi porta nibh sem, ac venenatis felis rhoncus nec. Curabitur tincidunt laoreet fermentum. Pellentesque consectetur eu dui ut sodales. Aenean placerat eros eu mattis pulvinar. Nunc et posuere ipsum. Donec quis sem elementum neque posuere eleifend. Mauris et odio leo. Donec sed ornare nisl, eget pulvinar magna. Ut sit amet urna venenatis, sodales lorem et, malesuada nisl. Praesent <text:soft-page-break/>urna magna, finibus id semper ultrices, tincidunt vitae lectus. Nunc pretium eget augue id venenatis. Sed ut interdum erat. Nulla et faucibus turpis, sed euismod erat.</text:p>
      <text:p text:style-name="P1">Fusce aliquam tortor elit, quis euismod nunc volutpat at. Suspendisse et ipsum a nisl congue sagittis. Sed sodales diam ipsum, quis mollis augue pharetra ac. Sed at elementum augue. Duis ultricies rhoncus porttitor. Suspendisse tortor felis, malesuada sit amet feugiat nec, placerat nec purus. Nam vel orci nec eros mattis euismod. Nam porta commodo ex, eu blandit quam congue sed. Curabitur blandit volutpat purus, commodo accumsan elit ultrices ac. Morbi consequat rhoncus ligula, eget fringilla libero lacinia vitae. Aenean a pretium justo.</text:p>
      <text:p text:style-name="P1">Fusce mollis augue eros, aliquet accumsan lectus pulvinar in. Etiam ac eros cursus, dignissim sapien mattis, consectetur mauris. Praesent mollis, ipsum sed tempor sollicitudin, quam eros luctus lorem, a pellentesque tortor diam vel mi. Maecenas aliquam elit risus, vel viverra lacus facilisis sit amet. Donec nisl ligula, malesuada quis euismod sed, imperdiet et mauris. Quisque molestie molestie turpis eu convallis. Pellentesque feugiat enim eget magna rutrum, et vehicula velit finibus.</text:p>
      <text:p text:style-name="P1">Cras rutrum turpis arcu, at tincidunt erat maximus nec. Aliquam purus quam, egestas quis ipsum ut, sagittis aliquam velit. Morbi eu scelerisque dui, mollis dictum ante. Etiam mattis euismod sollicitudin. Nulla non libero a purus iaculis tempus. Curabitur ut auctor elit. Morbi auctor vulputate sodales.</text:p>
      <text:p text:style-name="P1">Proin blandit dui lorem, vitae vestibulum leo interdum eget. Maecenas laoreet vestibulum elit eu vestibulum. Vivamus lacinia leo tellus, ut efficitur elit ornare fringilla. Integer a ex iaculis, vestibulum libero nec, tincidunt dolor. Praesent cursus venenatis elit, a interdum nisl ultrices ac. Nullam porta imperdiet leo mollis molestie. Maecenas at eros felis. Nunc eu arcu blandit, malesuada ligula et, molestie ligula. Vivamus vitae sollicitudin nunc. Fusce at nisi arcu. Mauris tellus magna, tincidunt quis varius non, facilisis in ipsum.</text:p>
      <text:p text:style-name="P1">Fusce vulputate lorem at diam ultricies sodales. Maecenas ut lectus eget sapien imperdiet dapibus. Fusce arcu orci, lacinia et hendrerit quis, dignissim sed lorem. Duis congue lorem augue, eget luctus dolor sagittis non. Duis et felis sed dolor malesuada pharetra nec in massa. Maecenas semper eu justo sed mollis. Duis lectus eros, dapibus maximus magna in, molestie elementum justo. Suspendisse ut luctus leo. Nunc tincidunt velit dui, eu convallis felis luctus at. Ut mollis arcu ac tortor finibus dictum. Vivamus facilisis purus non purus pulvinar, vel congue mi laoreet. Nunc aliquet turpis nunc, a tempus ante aliquam suscipit. In id orci gravida, mollis tortor ut, accumsan metus. Morbi faucibus ut arcu vel accumsan. Phasellus cursus orci sed dignissim dictum.</text:p>
      <text:p text:style-name="P1">Aenean dui magna, pellentesque ut vehicula ut, suscipit non justo. Suspendisse aliquet faucibus sem, sit amet finibus augue. Suspendisse potenti. Quisque eleifend imperdiet sagittis. Vivamus finibus mi lobortis, gravida purus id, finibus elit. Integer ultrices commodo lectus, non semper massa laoreet id. Phasellus eget ultrices eros. Vivamus laoreet tincidunt dictum. Etiam sollicitudin placerat erat vel cursus. Maecenas vestibulum dignissim hendrerit. Nam at gravida purus, at sodales mi.</text:p>
      <text:p text:style-name="P1">Sed bibendum dapibus sapien ac vulputate. Aliquam erat volutpat. Sed euismod pretium blandit. Vivamus nisi ex, rhoncus id maximus ut, dignissim quis lorem. Morbi ornare interdum metus, sit amet pharetra eros egestas vitae. Morbi sagittis elementum metus vel aliquam. Integer egestas feugiat leo at porta. In ut nisl leo. Pellentesque a metus hendrerit, varius tellus vitae, convallis quam. Phasellus tristique diam lectus, vitae dignissim risus sagittis ac. Aliquam eu felis at libero interdum vehicula. Vivamus egestas ex metus, sed pharetra magna fermentum ac. Curabitur ac vestibulum felis. Sed sit amet tellus porta nunc rutrum accumsan.</text:p>
      <text:p text:style-name="P1">Aenean a ex leo. Aliquam quis sagittis tellus. In convallis turpis vitae turpis mattis, sit amet tincidunt ipsum vulputate. Duis elementum sapien sapien, a feugiat lectus luctus quis. In congue diam in tristique <text:soft-page-break/>sodales. Etiam id purus leo. Aenean sapien arcu, tincidunt vel ante nec, pellentesque volutpat felis. Lorem ipsum dolor sit amet, consectetur adipiscing elit. Curabitur elementum quam in dui aliquet, a ullamcorper nunc ullamcorper. Aenean sed nisl nunc. Vestibulum mollis sit amet nisi vel aliquam. Praesent pulvinar odio sed fermentum ultrices. Aenean ex diam, malesuada ut efficitur a, consectetur tristique velit. Integer ac diam ultricies, viverra ligula id, rhoncus elit.</text:p>
      <text:p text:style-name="P1">Nullam blandit nunc id orci volutpat, non efficitur dui tempus. Cras dignissim sapien sed lectus luctus rutrum. In interdum auctor orci, quis dapibus erat rhoncus id. Pellentesque quis ultricies leo, ut semper nisi. Suspendisse enim enim, dictum eu malesuada vitae, luctus vitae augue. Aliquam a diam dolor. Aenean consectetur pulvinar mauris, eget pharetra nisl. Praesent in aliquam libero.</text:p>
      <text:p text:style-name="P1">Sed finibus maximus interdum. Donec hendrerit, risus sit amet aliquam gravida, ipsum dui rhoncus diam, ut auctor odio metus elementum lectus. Sed lacinia venenatis venenatis. Donec gravida quis ipsum vel pharetra. Nulla feugiat gravida urna, quis venenatis dolor. Nunc molestie tortor ut fermentum elementum. Quisque vulputate gravida aliquam. Phasellus hendrerit ligula quam, a pulvinar orci pretium id. In tempor, nibh at interdum laoreet, dui urna viverra dolor, nec consectetur enim ipsum sed magna. Proin tristique imperdiet dui nec semper.</text:p>
      <text:p text:style-name="P1">Vivamus quis velit quis felis tempor sollicitudin. In congue sed nunc ut imperdiet. Nullam ut purus urna. Quisque aliquam aliquet porttitor. Aliquam ex leo, malesuada non orci ut, elementum auctor massa. Nulla varius sapien eu suscipit ultrices. Phasellus faucibus arcu ac tellus suscipit, a finibus quam faucibus. Morbi fringilla leo orci, id tincidunt dui laoreet nec. Morbi eu tincidunt velit, in vehicula lacus. Nunc facilisis felis vitae massa accumsan rutrum. Suspendisse consectetur enim in lacus sagitt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n</meta:initial-creator>
    <meta:creation-date>2023-11-17T10:14:48.296189524</meta:creation-date>
    <dc:date>2023-11-17T14:59:30.651806475</dc:date>
    <dc:creator>steven</dc:creator>
    <meta:editing-duration>PT4H44M43S</meta:editing-duration>
    <meta:editing-cycles>3</meta:editing-cycles>
    <meta:generator>LibreOffice/7.3.2.2$Linux_X86_64 LibreOffice_project/49f2b1bff42cfccbd8f788c8dc32c1c309559be0</meta:generator>
    <meta:document-statistic meta:table-count="0" meta:image-count="0" meta:object-count="0" meta:page-count="163" meta:paragraph-count="1090" meta:word-count="100000" meta:character-count="676210" meta:non-whitespace-character-count="577290"/>
  </office:meta>
</office:document-meta>
</file>